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3465a4" loext:opacity="100%" style:font-name="Arial1" fo:font-size="24pt" fo:font-weight="bold" officeooo:rsid="000946e8" officeooo:paragraph-rsid="000946e8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729fcf" loext:opacity="100%" style:font-name="Arial1" fo:font-size="14pt" fo:font-weight="bold" officeooo:rsid="000946e8" officeooo:paragraph-rsid="000946e8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bold" officeooo:rsid="000946e8" officeooo:paragraph-rsid="000946e8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fo:color="#000000" loext:opacity="100%" style:font-name="Arial1" fo:font-size="11pt" fo:font-weight="normal" officeooo:rsid="000946e8" officeooo:paragraph-rsid="000946e8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color="#bbe33d" loext:opacity="100%" style:font-name="Arial1" fo:font-size="11pt" fo:font-weight="bold" officeooo:rsid="000946e8" officeooo:paragraph-rsid="000946e8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3: Técnicas de prevención y protección. Medidas y protocolos.</text:p>
      <text:p text:style-name="P1"/>
      <text:p text:style-name="P2">1. Medidas de prevención. Diferencia entre prevención y protección.</text:p>
      <text:p text:style-name="P2"/>
      <text:p text:style-name="P3">Medidas de prevención:</text:p>
      <text:p text:style-name="P3"/>
      <text:p text:style-name="P4">· Adaptar el puesto de trabajo a la persona y medios disponibles.</text:p>
      <text:p text:style-name="P4">· Sustitución de todo lo que pueda suponer un peligro.</text:p>
      <text:p text:style-name="P4">· Anteponer las medidas de protección colectiva a las individuales.</text:p>
      <text:p text:style-name="P4">· Formar y practicar el manejo de herramientas, máquinas y equipos de trabajo.</text:p>
      <text:p text:style-name="P4"/>
      <text:p text:style-name="P3">Medidas de protección:</text:p>
      <text:p text:style-name="P3"/>
      <text:p text:style-name="P4">· Gorros o sombreros.</text:p>
      <text:p text:style-name="P4">· Calzado y cubrecalzado.</text:p>
      <text:p text:style-name="P4">· Pantallas para la soldadura.</text:p>
      <text:p text:style-name="P4">· Equipos de protección contra caídas de altura.</text:p>
      <text:p text:style-name="P4"/>
      <text:p text:style-name="P2">2. Modelo de un plan de emergencia y evacuación.</text:p>
      <text:p text:style-name="P2"/>
      <text:p text:style-name="P4">Puntos principales del plan de emergencias:</text:p>
      <text:p text:style-name="P4"/>
      <text:p text:style-name="P3">· Objeto del informe: <text:span text:style-name="T1">analizar las posibles situaciones de emergencia y la adopción de medidas necesarias en materia de primeros auxilios, lucha contra incendios y evacuación de trabajadores.</text:span></text:p>
      <text:p text:style-name="P3"/>
      <text:p text:style-name="P3">· Alcance.</text:p>
      <text:p text:style-name="P3"/>
      <text:p text:style-name="P3">· Descripción del centro de trabajo.</text:p>
      <text:p text:style-name="P3"/>
      <text:p text:style-name="P3">· Medios de protección: <text:span text:style-name="T1">técnicos y humanos.</text:span></text:p>
      <text:p text:style-name="P3"><text:span text:style-name="T1"/></text:p>
      <text:p text:style-name="P3">· Procedimiento de emergencia.</text:p>
      <text:p text:style-name="P3"/>
      <text:p text:style-name="P3">· Implantación del plan de emergencia y elaboración de simulacros.</text:p>
      <text:p text:style-name="P3"/>
      <text:p text:style-name="P2">3. Técnicas de prevención.</text:p>
      <text:p text:style-name="P2"/>
      <text:p text:style-name="P3">· La seguridad en el trabajo: <text:span text:style-name="T1">técnica preventiva que tiene por objeto el estudio de los accidentes de trabajo, sus causas y la forma de prevenirlos.</text:span></text:p>
      <text:p text:style-name="P3"><text:span text:style-name="T1"/></text:p>
      <text:p text:style-name="P3">· Higiene industrial o higiene del trabajo: <text:span text:style-name="T1">técnica de prevención de las enfermedades profesionales.</text:span></text:p>
      <text:p text:style-name="P3"><text:span text:style-name="T1"/></text:p>
      <text:p text:style-name="P3">· Medicina del trabajo: <text:span text:style-name="T1">evitar la aparición de enfermedades derivadas del trabajo.</text:span></text:p>
      <text:p text:style-name="P3"><text:span text:style-name="T1"/></text:p>
      <text:p text:style-name="P3">· Ergonomía: <text:span text:style-name="T1">adaptar el trabajo a la persona para evitar la fatiga mental y física.</text:span></text:p>
      <text:p text:style-name="P3"><text:span text:style-name="T1"/></text:p>
      <text:p text:style-name="P3">· Psicología industrial: <text:span text:style-name="T1">psicología que estudia la influencia del ambiente laboral y de las condiciones de trabajo con la estabilidad psíquica y emocinal.</text:span></text:p>
      <text:p text:style-name="P3"><text:span text:style-name="T1"/></text:p>
      <text:p text:style-name="P3">· Psicosociología: <text:span text:style-name="T1">estudia la organización social de la empresa.</text:span></text:p>
      <text:p text:style-name="P2"><text:soft-page-break/>4. Medidas de prevención colectivas e individuales. Los EPIs.</text:p>
      <text:p text:style-name="P2"/>
      <text:p text:style-name="P5">4.1. Prevención colectiva.</text:p>
      <text:p text:style-name="P5"/>
      <text:p text:style-name="P4">La protección colectiva es el uso de técnicas de seguridad con el objetivo de proteger de forma simultánea a varios trabajadores expuestos a un determinado riesgo.</text:p>
      <text:p text:style-name="P4"/>
      <text:p text:style-name="P5">4.2. Prevención individual.</text:p>
      <text:p text:style-name="P5"/>
      <text:p text:style-name="P4">Los equipos de protección individual o EPI son cualquier equipo de seguridad que un trabajador puede llevar de forma individual para que le proteja de los riesgos a los que está expuesto.</text:p>
      <text:p text:style-name="P4"/>
      <text:p text:style-name="P5">4.3. Requisitos de los equipos de protección y clasificación.</text:p>
      <text:p text:style-name="P5"/>
      <text:p text:style-name="P4">· Uso individual.</text:p>
      <text:p text:style-name="P4">· Ajustarse a las características anatómicas.</text:p>
      <text:p text:style-name="P4">· Cada usuario debe ser informado e instruido.</text:p>
      <text:p text:style-name="P4">· Mantenimiento y conservación adecuada.</text:p>
      <text:p text:style-name="P4"/>
      <text:p text:style-name="P5">4.4. Clasificación de los equipos de protección individual.</text:p>
      <text:p text:style-name="P5"/>
      <text:p text:style-name="P3">· Medios parciales de protección: <text:span text:style-name="T1">se protege del riesgo solo unas determinadas partes.</text:span></text:p>
      <text:p text:style-name="P3"><text:span text:style-name="T1"/></text:p>
      <text:p text:style-name="P3">· Medios integrales de protección: <text:span text:style-name="T1">se protege de forma integral o completa, cubriendo todo el cuerpo del individuo.</text:span></text:p>
      <text:p text:style-name="P3"><text:span text:style-name="T1"/></text:p>
      <text:p text:style-name="P2">5. La señalización de seguridad.</text:p>
      <text:p text:style-name="P2"/>
      <text:p text:style-name="P4">Las señales pueden ser:</text:p>
      <text:p text:style-name="P4"/>
      <text:p text:style-name="P4">· Auditivas.</text:p>
      <text:p text:style-name="P4">· Olfativas.</text:p>
      <text:p text:style-name="P4">· Táctiles.</text:p>
      <text:p text:style-name="P4">· Ópticas.</text:p>
      <text:p text:style-name="P4"/>
      <text:p text:style-name="P3">· Señales de advertencia: <text:span text:style-name="T1">forma triangular con pictograma negro sobre fondo amarillo y bordes negros.</text:span></text:p>
      <text:p text:style-name="P3"><text:span text:style-name="T1"/></text:p>
      <text:p text:style-name="P3">· Señales de prohibición: <text:span text:style-name="T1">forma redonda con pictograma negro sobre fondo blanco, con bordes y banda rojos.</text:span></text:p>
      <text:p text:style-name="P3"><text:span text:style-name="T1"/></text:p>
      <text:p text:style-name="P3">· Señales de obligación: <text:span text:style-name="T1">forma redonda con pictograma blanco sobre fondo azul.</text:span></text:p>
      <text:p text:style-name="P3"><text:span text:style-name="T1"/></text:p>
      <text:p text:style-name="P3">· Señales relativas a los equipos de lucha contra incendios: <text:span text:style-name="T1">forma rectangular o cuadrada con pictograma blanco sobre fondo rojo.</text:span></text:p>
      <text:p text:style-name="P3"><text:span text:style-name="T1"/></text:p>
      <text:p text:style-name="P3">· Señales de salvamento o socorro: <text:span text:style-name="T1">forma rectangular o cuadrada con pictograma blanco sobre fondo verde.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6:52:53.086000000</meta:creation-date>
    <dc:date>2024-01-03T17:07:55.151000000</dc:date>
    <meta:editing-duration>PT15M2S</meta:editing-duration>
    <meta:editing-cycles>1</meta:editing-cycles>
    <meta:document-statistic meta:table-count="0" meta:image-count="0" meta:object-count="0" meta:page-count="2" meta:paragraph-count="51" meta:word-count="506" meta:character-count="3240" meta:non-whitespace-character-count="2785"/>
    <meta:generator>LibreOffice/7.6.2.1$Windows_X86_64 LibreOffice_project/56f7684011345957bbf33a7ee678afaf4d2ba333</meta:generator>
  </office:meta>
</office:document-meta>
</file>